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4.551cm" style:rel-column-width="17544*"/>
    </style:style>
    <style:style style:name="Tabela3.B" style:family="table-column">
      <style:table-column-properties style:column-width="11.949cm" style:rel-column-width="46065*"/>
    </style:style>
    <style:style style:name="Tabela3.C" style:family="table-column">
      <style:table-column-properties style:column-width="0.499cm" style:rel-column-width="1926*"/>
    </style:style>
    <style:style style:name="Tabela3.A1" style:family="table-cell">
      <style:table-cell-properties style:vertical-align="middle" fo:padding="0cm" fo:border="none"/>
    </style:style>
    <style:style style:name="Tabela3.B1" style:family="table-cell">
      <style:table-cell-properties style:vertical-align="bottom" fo:padding="0cm" fo:border="none"/>
    </style:style>
    <style:style style:name="Tabela3.C1" style:family="table-cell">
      <style:table-cell-properties fo:padding="0cm" fo:border="none"/>
    </style:style>
    <style:style style:name="Tabela3.B2" style:family="table-cell">
      <style:table-cell-properties style:vertical-align="" fo:padding="0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8.498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cm" fo:border="none"/>
    </style:style>
    <style:style style:name="Tabela5" style:family="table">
      <style:table-properties style:width="8.1cm" fo:margin-left="0.199cm" fo:margin-right="0.199cm" fo:margin-top="0.199cm" fo:margin-bottom="0.101cm" table:align="margins"/>
    </style:style>
    <style:style style:name="Tabela5.A" style:family="table-column">
      <style:table-column-properties style:column-width="8.1cm" style:rel-column-width="65535*"/>
    </style:style>
    <style:style style:name="Tabela5.A1" style:family="table-cell">
      <style:table-cell-properties fo:padding="0.097cm" fo:border="0.002cm solid #000000"/>
    </style:style>
    <style:style style:name="Tabela7" style:family="table">
      <style:table-properties style:width="7.906cm" table:align="margins"/>
    </style:style>
    <style:style style:name="Tabela7.A" style:family="table-column">
      <style:table-column-properties style:column-width="1.998cm" style:rel-column-width="16566*"/>
    </style:style>
    <style:style style:name="Tabela7.B" style:family="table-column">
      <style:table-column-properties style:column-width="0.101cm" style:rel-column-width="833*"/>
    </style:style>
    <style:style style:name="Tabela7.C" style:family="table-column">
      <style:table-column-properties style:column-width="5.807cm" style:rel-column-width="48136*"/>
    </style:style>
    <style:style style:name="Tabela7.A1" style:family="table-cell">
      <style:table-cell-properties fo:padding="0cm" fo:border="none"/>
    </style:style>
    <style:style style:name="Tabela6" style:family="table">
      <style:table-properties style:width="8.102cm" fo:margin-left="0.199cm" fo:margin-right="0.199cm" fo:margin-top="0.199cm" fo:margin-bottom="0.101cm" table:align="margins"/>
    </style:style>
    <style:style style:name="Tabela6.A" style:family="table-column">
      <style:table-column-properties style:column-width="8.102cm" style:rel-column-width="65535*"/>
    </style:style>
    <style:style style:name="Tabela6.A1" style:family="table-cell">
      <style:table-cell-properties fo:padding="0.097cm" fo:border="0.002cm solid #000000"/>
    </style:style>
    <style:style style:name="Tabela8" style:family="table">
      <style:table-properties style:width="7.908cm" table:align="margins"/>
    </style:style>
    <style:style style:name="Tabela8.A" style:family="table-column">
      <style:table-column-properties style:column-width="1.998cm" style:rel-column-width="16562*"/>
    </style:style>
    <style:style style:name="Tabela8.B" style:family="table-column">
      <style:table-column-properties style:column-width="0.101cm" style:rel-column-width="833*"/>
    </style:style>
    <style:style style:name="Tabela8.C" style:family="table-column">
      <style:table-column-properties style:column-width="5.808cm" style:rel-column-width="48140*"/>
    </style:style>
    <style:style style:name="Tabela8.A1" style:family="table-cell">
      <style:table-cell-properties fo:padding="0cm" fo:border="none"/>
    </style:style>
    <style:style style:name="Tabela2" style:family="table">
      <style:table-properties style:width="16.6cm" fo:margin-left="0.199cm" fo:margin-right="0.199cm" fo:margin-top="0.199cm" fo:margin-bottom="0.101cm" table:align="margins"/>
    </style:style>
    <style:style style:name="Tabela2.A" style:family="table-column">
      <style:table-column-properties style:column-width="16.6cm" style:rel-column-width="65535*"/>
    </style:style>
    <style:style style:name="Tabela2.A1" style:family="table-cell">
      <style:table-cell-properties fo:padding="0.097cm" fo:border="0.002cm solid #000000"/>
    </style:style>
    <style:style style:name="Tabela9" style:family="table">
      <style:table-properties style:width="16.406cm" table:align="margins"/>
    </style:style>
    <style:style style:name="Tabela9.A" style:family="table-column">
      <style:table-column-properties style:column-width="16.406cm" style:rel-column-width="65535*"/>
    </style:style>
    <style:style style:name="Tabela9.A1" style:family="table-cell">
      <style:table-cell-properties fo:padding="0cm" fo:border="none"/>
    </style:style>
    <style:style style:name="ProductTable" style:family="table">
      <style:table-properties style:width="16.6cm" fo:margin-left="0.199cm" fo:margin-right="0.199cm" fo:margin-top="0.199cm" fo:margin-bottom="0.101cm" table:align="margins"/>
    </style:style>
    <style:style style:name="ProductTable.A" style:family="table-column">
      <style:table-column-properties style:column-width="0.683cm" style:rel-column-width="387*"/>
    </style:style>
    <style:style style:name="ProductTable.B" style:family="table-column">
      <style:table-column-properties style:column-width="7.394cm" style:rel-column-width="4192*"/>
    </style:style>
    <style:style style:name="ProductTable.C" style:family="table-column">
      <style:table-column-properties style:column-width="1.161cm" style:rel-column-width="658*"/>
    </style:style>
    <style:style style:name="ProductTable.D" style:family="table-column">
      <style:table-column-properties style:column-width="1.374cm" style:rel-column-width="779*"/>
    </style:style>
    <style:style style:name="ProductTable.E" style:family="table-column">
      <style:table-column-properties style:column-width="1.427cm" style:rel-column-width="809*"/>
    </style:style>
    <style:style style:name="ProductTable.F" style:family="table-column">
      <style:table-column-properties style:column-width="1.286cm" style:rel-column-width="729*"/>
    </style:style>
    <style:style style:name="ProductTable.G" style:family="table-column">
      <style:table-column-properties style:column-width="1.471cm" style:rel-column-width="834*"/>
    </style:style>
    <style:style style:name="ProductTable.H" style:family="table-column">
      <style:table-column-properties style:column-width="1.804cm" style:rel-column-width="1023*"/>
    </style:style>
    <style:style style:name="ProductTable.A1" style:family="table-cell">
      <style:table-cell-properties style:vertical-align="middle"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roductTable.H1" style:family="table-cell">
      <style:table-cell-properties style:vertical-align="middle" fo:background-color="#eeeeee" fo:padding="0.097cm" fo:border="0.002cm solid #000000">
        <style:background-image/>
      </style:table-cell-properties>
    </style:style>
    <style:style style:name="ProductTable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roductTable.H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roductTable.A3" style:family="table-cell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ProductTable.G3" style:family="table-cell" style:data-style-name="N2">
      <style:table-cell-properties style:vertical-align="middle" fo:padding="0.097cm" fo:border-left="0.002cm solid #000000" fo:border-right="none" fo:border-top="none" fo:border-bottom="0.002cm solid #000000"/>
    </style:style>
    <style:style style:name="Tabela12" style:family="table">
      <style:table-properties style:width="16.6cm" fo:margin-left="0.199cm" fo:margin-right="0.199cm" fo:margin-top="0.199cm" fo:margin-bottom="0.101cm" table:align="margins"/>
    </style:style>
    <style:style style:name="Tabela12.A" style:family="table-column">
      <style:table-column-properties style:column-width="2.699cm" style:rel-column-width="10654*"/>
    </style:style>
    <style:style style:name="Tabela12.B" style:family="table-column">
      <style:table-column-properties style:column-width="13.901cm" style:rel-column-width="54881*"/>
    </style:style>
    <style:style style:name="Tabe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end" style:justify-single-word="false"/>
      <style:text-properties style:font-name="Calibri" fo:font-size="7pt" style:font-size-asian="7pt" style:font-size-complex="7pt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7pt" style:font-size-asian="7pt" style:font-size-complex="7pt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6pt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alibri" fo:font-size="12pt" fo:font-style="normal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 style:text-emphasize="none" style:text-overline-style="none" style:text-overline-color="font-color"/>
    </style:style>
    <style:style style:name="P10" style:family="paragraph" style:parent-style-name="Text_20_body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11" style:family="paragraph" style:parent-style-name="Text_20_body">
      <style:paragraph-properties fo:text-align="end" style:justify-single-word="false"/>
      <style:text-properties style:font-name="Calibri" fo:font-size="8pt" style:font-size-asian="8pt" style:font-size-complex="8pt"/>
    </style:style>
    <style:style style:name="P12" style:family="paragraph" style:parent-style-name="Text_20_body">
      <style:paragraph-properties fo:margin-top="0cm" fo:margin-bottom="0.109cm"/>
      <style:text-properties style:font-name="Calibri"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fo:font-style="normal"/>
    </style:style>
    <style:style style:name="T3" style:family="text">
      <style:text-properties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rows-spanned="2" office:value-type="string">
            <text:p text:style-name="P7">Faktura/Invoice</text:p>
          </table:table-cell>
          <table:table-cell table:style-name="Tabela3.B1" office:value-type="string">
            <text:p text:style-name="P11"><text:span text:style-name="T2">Data wystawienia/Date of issue</text:span>: <text:span text:style-name="T3">$date</text:span> </text:p>
          </table:table-cell>
          <table:table-cell table:style-name="Tabela3.C1" office:value-type="string">
            <text:p text:style-name="P11"/>
          </table:table-cell>
        </table:table-row>
        <table:table-row>
          <table:covered-table-cell/>
          <table:table-cell table:style-name="Tabela3.B2" office:value-type="string">
            <text:p text:style-name="P8">Data wykonania usługi/Date of service end: $date </text:p>
          </table:table-cell>
          <table:table-cell table:style-name="Tabela3.C1" office:value-type="string">
            <text:p text:style-name="P11"/>
          </table:table-cell>
        </table:table-row>
      </table:table>
      <text:p text:style-name="P10"><text:span text:style-name="T3">Nr/no:</text:span> $obj.number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able:table table:name="Tabela5" table:style-name="Tabela5">
              <table:table-column table:style-name="Tabela5.A"/>
              <table:table-row>
                <table:table-cell table:style-name="Tabela5.A1" office:value-type="string">
                  <table:table table:name="Tabela7" table:style-name="Tabela7">
                    <table:table-column table:style-name="Tabela7.A"/>
                    <table:table-column table:style-name="Tabela7.B"/>
                    <table:table-column table:style-name="Tabela7.C"/>
                    <table:table-row>
                      <table:table-cell table:style-name="Tabela7.A1" office:value-type="string">
                        <text:p text:style-name="P2">Sprzedawca/Seller: </text:p>
                      </table:table-cell>
                      <table:table-cell table:style-name="Tabela7.A1" office:value-type="string">
                        <text:p text:style-name="P2"/>
                      </table:table-cell>
                      <table:table-cell table:style-name="Tabela7.A1" office:value-type="string">
                        <text:p text:style-name="P3">$obj.owner.name</text:p>
                      </table:table-cell>
                    </table:table-row>
                    <table:table-row>
                      <table:table-cell table:style-name="Tabela7.A1" office:value-type="string">
                        <text:p text:style-name="P2">Adres/Address: </text:p>
                      </table:table-cell>
                      <table:table-cell table:style-name="Tabela7.A1" office:value-type="string">
                        <text:p text:style-name="P2"/>
                      </table:table-cell>
                      <table:table-cell table:style-name="Tabela7.A1" office:value-type="string">
                        <text:p text:style-name="P3">$obj.owner.address.formatAddress()</text:p>
                      </table:table-cell>
                    </table:table-row>
                    <table:table-row>
                      <table:table-cell table:style-name="Tabela7.A1" office:value-type="string">
                        <text:p text:style-name="P2">NIP/VAT Code: </text:p>
                      </table:table-cell>
                      <table:table-cell table:style-name="Tabela7.A1" office:value-type="string">
                        <text:p text:style-name="P2"/>
                      </table:table-cell>
                      <table:table-cell table:style-name="Tabela7.A1" office:value-type="string">
                        <text:p text:style-name="P3">PL$obj.owner.nip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  <table:table-cell table:style-name="Tabela4.A1" office:value-type="string">
            <table:table table:name="Tabela6" table:style-name="Tabela6">
              <table:table-column table:style-name="Tabela6.A"/>
              <table:table-row>
                <table:table-cell table:style-name="Tabela6.A1" office:value-type="string">
                  <table:table table:name="Tabela8" table:style-name="Tabela8">
                    <table:table-column table:style-name="Tabela8.A"/>
                    <table:table-column table:style-name="Tabela8.B"/>
                    <table:table-column table:style-name="Tabela8.C"/>
                    <table:table-row>
                      <table:table-cell table:style-name="Tabela8.A1" office:value-type="string">
                        <text:p text:style-name="P2">Nabywca/Buyer: <text:s/></text:p>
                      </table:table-cell>
                      <table:table-cell table:style-name="Tabela8.A1" office:value-type="string">
                        <text:p text:style-name="P2"/>
                      </table:table-cell>
                      <table:table-cell table:style-name="Tabela8.A1" office:value-type="string">
                        <text:p text:style-name="P3">$obj.client.name</text:p>
                      </table:table-cell>
                    </table:table-row>
                    <table:table-row>
                      <table:table-cell table:style-name="Tabela8.A1" office:value-type="string">
                        <text:p text:style-name="P2">Adres/Address: <text:s/></text:p>
                      </table:table-cell>
                      <table:table-cell table:style-name="Tabela8.A1" office:value-type="string">
                        <text:p text:style-name="P2"/>
                      </table:table-cell>
                      <table:table-cell table:style-name="Tabela8.A1" office:value-type="string">
                        <text:p text:style-name="P3">$obj.client.address.formatAddress()</text:p>
                      </table:table-cell>
                    </table:table-row>
                    <table:table-row>
                      <table:table-cell table:style-name="Tabela8.A1" office:value-type="string">
                        <text:p text:style-name="P2">NIP/VAT Code: <text:s/></text:p>
                      </table:table-cell>
                      <table:table-cell table:style-name="Tabela8.A1" office:value-type="string">
                        <text:p text:style-name="P2"/>
                      </table:table-cell>
                      <table:table-cell table:style-name="Tabela8.A1" office:value-type="string">
                        <text:p text:style-name="P3">$obj.client.nip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</table:table-row>
        <table:table-row>
          <table:table-cell table:style-name="Tabela4.A1" table:number-columns-spanned="2" office:value-type="string">
            <table:table table:name="Tabela2" table:style-name="Tabela2">
              <table:table-column table:style-name="Tabela2.A"/>
              <table:table-row>
                <table:table-cell table:style-name="Tabela2.A1" office:value-type="string">
                  <table:table table:name="Tabela9" table:style-name="Tabela9">
                    <table:table-column table:style-name="Tabela9.A"/>
                    <table:table-row>
                      <table:table-cell table:style-name="Tabela9.A1" office:value-type="string">
                        <text:p text:style-name="P12">Sposób płatności/Method of payment: $account.transfer</text:p>
                      </table:table-cell>
                    </table:table-row>
                    <table:table-row>
                      <table:table-cell table:style-name="Tabela9.A1" office:value-type="string">
                        <text:p text:style-name="P12">Termin płatności/Due date: $dueDate</text:p>
                      </table:table-cell>
                    </table:table-row>
                    <table:table-row>
                      <table:table-cell table:style-name="Tabela9.A1" office:value-type="string">
                        <text:p text:style-name="P12">Bank: $account.bankName</text:p>
                      </table:table-cell>
                    </table:table-row>
                    <table:table-row>
                      <table:table-cell table:style-name="Tabela9.A1" office:value-type="string">
                        <text:p text:style-name="P12">BIC/SWIFT: $account.swift</text:p>
                      </table:table-cell>
                    </table:table-row>
                    <table:table-row>
                      <table:table-cell table:style-name="Tabela9.A1" office:value-type="string">
                        <text:p text:style-name="P12">Numer konta/Account no./IBAN: $account.number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  <table:covered-table-cell/>
        </table:table-row>
      </table:table>
      <table:table table:name="ProductTable" table:style-name="ProductTable">
        <table:table-column table:style-name="ProductTable.A"/>
        <table:table-column table:style-name="ProductTable.B"/>
        <table:table-column table:style-name="ProductTable.C"/>
        <table:table-column table:style-name="ProductTable.D"/>
        <table:table-column table:style-name="ProductTable.E"/>
        <table:table-column table:style-name="ProductTable.F"/>
        <table:table-column table:style-name="ProductTable.G"/>
        <table:table-column table:style-name="ProductTable.H"/>
        <table:table-row>
          <table:table-cell table:style-name="ProductTable.A1" office:value-type="string">
            <text:p text:style-name="P5">Lp./No.</text:p>
          </table:table-cell>
          <table:table-cell table:style-name="ProductTable.A1" office:value-type="string">
            <text:p text:style-name="P5">Nazwa/Name of service</text:p>
          </table:table-cell>
          <table:table-cell table:style-name="ProductTable.A1" office:value-type="string">
            <text:p text:style-name="P5">Ilość/</text:p>
            <text:p text:style-name="P5">Qty(h)</text:p>
          </table:table-cell>
          <table:table-cell table:style-name="ProductTable.A1" office:value-type="string">
            <text:p text:style-name="P6">Cena</text:p>
            <text:p text:style-name="P6">netto/ Unit net price</text:p>
          </table:table-cell>
          <table:table-cell table:style-name="ProductTable.A1" office:value-type="string">
            <text:p text:style-name="P6">Wartość</text:p>
            <text:p text:style-name="P6">netto/ Total net price</text:p>
          </table:table-cell>
          <table:table-cell table:style-name="ProductTable.A1" office:value-type="string">
            <text:p text:style-name="P6">Stawka </text:p>
            <text:p text:style-name="P6">VAT/ VAT rate</text:p>
          </table:table-cell>
          <table:table-cell table:style-name="ProductTable.A1" office:value-type="string">
            <text:p text:style-name="P6">Kwota </text:p>
            <text:p text:style-name="P6">VAT/ Vat amount</text:p>
          </table:table-cell>
          <table:table-cell table:style-name="ProductTable.H1" office:value-type="string">
            <text:p text:style-name="P6">Wartość</text:p>
            <text:p text:style-name="P6">brutto/ Total gross price</text:p>
          </table:table-cell>
        </table:table-row>
        <table:table-row>
          <table:table-cell table:style-name="ProductTable.A2" office:value-type="string">
            <text:p text:style-name="ProductStyleCenter">$no</text:p>
          </table:table-cell>
          <table:table-cell table:style-name="ProductTable.A2" office:value-type="string">
            <text:p text:style-name="ProductStyle">$name</text:p>
          </table:table-cell>
          <table:table-cell table:style-name="ProductTable.A2" office:value-type="string">
            <text:p text:style-name="ProductStyleCenter">$amount</text:p>
          </table:table-cell>
          <table:table-cell table:style-name="ProductTable.A2" office:value-type="string">
            <text:p text:style-name="ProductStyleCenter">$price</text:p>
          </table:table-cell>
          <table:table-cell table:style-name="ProductTable.A2" office:value-type="string">
            <text:p text:style-name="ProductStyleCenter">$netPrice</text:p>
          </table:table-cell>
          <table:table-cell table:style-name="ProductTable.A2" office:value-type="string">
            <text:p text:style-name="ProductStyleCenter">$taxRate</text:p>
          </table:table-cell>
          <table:table-cell table:style-name="ProductTable.A2" office:value-type="string">
            <text:p text:style-name="ProductStyleCenter">$taxPrice</text:p>
          </table:table-cell>
          <table:table-cell table:style-name="ProductTable.H2" office:value-type="string">
            <text:p text:style-name="ProductStyleCenter">$grossPrice</text:p>
          </table:table-cell>
        </table:table-row>
        <table:table-row>
          <table:table-cell table:style-name="ProductTable.A3" table:number-rows-spanned="2" table:number-columns-spanned="3" office:value-type="string">
            <text:p text:style-name="P13">Razem do zapłaty/ Total due: <text:span text:style-name="T1">$price.format($obj.grossPrice) $account.currency</text:span></text:p>
          </table:table-cell>
          <table:covered-table-cell/>
          <table:covered-table-cell/>
          <table:table-cell table:style-name="ProductTable.A2" office:value-type="string">
            <text:p text:style-name="P5">Razem</text:p>
          </table:table-cell>
          <table:table-cell table:style-name="ProductTable.A2" office:value-type="string">
            <text:p text:style-name="P5">$price.format($obj.netPrice)</text:p>
          </table:table-cell>
          <table:table-cell table:style-name="ProductTable.A2" office:value-type="string">
            <text:p text:style-name="P5">X</text:p>
          </table:table-cell>
          <table:table-cell table:style-name="ProductTable.G3" office:value-type="float" office:value="0">
            <text:p text:style-name="P5">0,00</text:p>
          </table:table-cell>
          <table:table-cell table:style-name="ProductTable.H2" office:value-type="string">
            <text:p text:style-name="P5">$price.format($obj.netPrice)</text:p>
          </table:table-cell>
        </table:table-row>
        <table:table-row>
          <table:covered-table-cell/>
          <table:covered-table-cell/>
          <table:covered-table-cell/>
          <table:table-cell table:style-name="ProductTable.A2" office:value-type="string">
            <text:p text:style-name="P5">W tym</text:p>
          </table:table-cell>
          <table:table-cell table:style-name="ProductTable.A2" office:value-type="string">
            <text:p text:style-name="P5">$price.format($obj.netPrice)</text:p>
          </table:table-cell>
          <table:table-cell table:style-name="ProductTable.A2" office:value-type="string">
            <text:p text:style-name="P5">NP</text:p>
          </table:table-cell>
          <table:table-cell table:style-name="ProductTable.G3" office:value-type="float" office:value="0">
            <text:p text:style-name="P5">0,00</text:p>
          </table:table-cell>
          <table:table-cell table:style-name="ProductTable.H2" office:value-type="string">
            <text:p text:style-name="P5">$price.format($obj.netPrice)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4">Uwagi/ Notes:</text:p>
          </table:table-cell>
          <table:table-cell table:style-name="Tabela12.B1" office:value-type="string">
            <text:p text:style-name="P9">Podatek VAT rozlicza nabywca , zgodnie z art. 28b ustawy o VAT (reverse charge)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Calibri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ProductStyle" style:family="paragraph" style:parent-style-name="Table_20_Contents" style:class="extra">
      <style:paragraph-properties fo:text-align="start" style:justify-single-word="false"/>
      <style:text-properties style:font-name="Calibri" fo:font-size="8pt" style:font-size-asian="8pt" style:font-size-complex="8pt"/>
    </style:style>
    <style:style style:name="ProductStyleCenter" style:family="paragraph" style:parent-style-name="Table_20_Contents" style:class="extra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1M4S</meta:editing-duration>
    <meta:editing-cycles>74</meta:editing-cycles>
    <meta:generator>OpenOffice/4.1.2$Win32 OpenOffice.org_project/412m3$Build-9782</meta:generator>
    <dc:date>2018-01-19T20:41:06.29</dc:date>
    <meta:document-statistic meta:table-count="10" meta:image-count="0" meta:object-count="0" meta:page-count="1" meta:paragraph-count="56" meta:word-count="117" meta:character-count="1055"/>
    <meta:user-defined meta:name="Info 1"/>
    <meta:user-defined meta:name="Info 2"/>
    <meta:user-defined meta:name="Info 3"/>
    <meta:user-defined meta:name="Info 4"/>
  </office:meta>
</office:document-meta>
</file>